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808080" style:font-name="Source Sans Pro" fo:font-size="10.5pt" fo:language="en" fo:country="GB" style:font-size-asian="10.5pt" style:font-size-complex="10.5pt"/>
    </style:style>
    <style:style style:name="P2" style:family="paragraph" style:parent-style-name="Standard">
      <style:paragraph-properties fo:text-align="justify" style:justify-single-word="false"/>
      <style:text-properties fo:language="en" fo:country="GB" fo:font-style="normal" officeooo:rsid="00711829" officeooo:paragraph-rsid="00711829" fo:background-color="transparent" style:font-style-asian="normal" style:font-style-complex="normal"/>
    </style:style>
    <style:style style:name="P3" style:family="paragraph" style:parent-style-name="Standard">
      <style:paragraph-properties fo:text-align="justify" style:justify-single-word="false"/>
      <style:text-properties fo:language="en" fo:country="GB" fo:font-style="normal" officeooo:rsid="00711829" officeooo:paragraph-rsid="007e6ca9" fo:background-color="transparent" style:font-style-asian="normal" style:font-style-complex="normal"/>
    </style:style>
    <style:style style:name="P4" style:family="paragraph" style:parent-style-name="Standard">
      <style:paragraph-properties fo:text-align="justify" style:justify-single-word="false"/>
      <style:text-properties fo:language="en" fo:country="GB" fo:font-style="normal" officeooo:rsid="0071e9a5" officeooo:paragraph-rsid="0071e9a5" fo:background-color="transparent" style:font-style-asian="normal" style:font-style-complex="normal"/>
    </style:style>
    <style:style style:name="P5" style:family="paragraph" style:parent-style-name="Standard" style:list-style-name="L2">
      <style:paragraph-properties fo:text-align="justify" style:justify-single-word="false"/>
      <style:text-properties fo:language="en" fo:country="GB" fo:font-style="normal" officeooo:rsid="0072eb79" officeooo:paragraph-rsid="0072eb79" fo:background-color="transparent" style:font-style-asian="normal" style:font-style-complex="normal"/>
    </style:style>
    <style:style style:name="P6" style:family="paragraph" style:parent-style-name="Standard" style:list-style-name="L2">
      <style:paragraph-properties fo:text-align="justify" style:justify-single-word="false"/>
      <style:text-properties fo:language="en" fo:country="GB" fo:font-style="normal" officeooo:rsid="0072eb79" officeooo:paragraph-rsid="00762cf3" fo:background-color="transparent" style:font-style-asian="normal" style:font-style-complex="normal"/>
    </style:style>
    <style:style style:name="P7" style:family="paragraph" style:parent-style-name="Standard" style:list-style-name="L2">
      <style:paragraph-properties fo:text-align="justify" style:justify-single-word="false"/>
      <style:text-properties fo:language="en" fo:country="GB" fo:font-style="normal" officeooo:rsid="0074fd13" officeooo:paragraph-rsid="0074fd13" fo:background-color="transparent" style:font-style-asian="normal" style:font-style-complex="normal"/>
    </style:style>
    <style:style style:name="P8" style:family="paragraph" style:parent-style-name="Standard">
      <style:paragraph-properties fo:text-align="justify" style:justify-single-word="false"/>
      <style:text-properties fo:language="en" fo:country="GB" fo:font-style="normal" officeooo:rsid="00818a65" officeooo:paragraph-rsid="0082c8bc" fo:background-color="transparent" style:font-style-asian="normal" style:font-style-complex="normal"/>
    </style:style>
    <style:style style:name="P9" style:family="paragraph" style:parent-style-name="Standard">
      <style:paragraph-properties fo:text-align="justify" style:justify-single-word="false"/>
      <style:text-properties fo:language="en" fo:country="GB" fo:font-style="normal" officeooo:rsid="0082c8bc" officeooo:paragraph-rsid="0082c8bc" fo:background-color="transparent" style:font-style-asian="normal" style:font-style-complex="normal"/>
    </style:style>
    <style:style style:name="P10" style:family="paragraph" style:parent-style-name="Standard">
      <style:paragraph-properties fo:text-align="justify" style:justify-single-word="false"/>
      <style:text-properties fo:language="en" fo:country="GB" fo:font-style="normal" officeooo:rsid="0084a27a" officeooo:paragraph-rsid="0084a27a" fo:background-color="transparent" style:font-style-asian="normal" style:font-style-complex="normal"/>
    </style:style>
    <style:style style:name="P11" style:family="paragraph" style:parent-style-name="Standard">
      <style:paragraph-properties fo:text-align="justify" style:justify-single-word="false"/>
      <style:text-properties fo:language="en" fo:country="GB" fo:font-style="normal" officeooo:rsid="00860119" officeooo:paragraph-rsid="00860119" fo:background-color="transparent" style:font-style-asian="normal" style:font-style-complex="normal"/>
    </style:style>
    <style:style style:name="P12" style:family="paragraph" style:parent-style-name="Standard">
      <style:paragraph-properties fo:text-align="justify" style:justify-single-word="false"/>
      <style:text-properties fo:language="en" fo:country="GB" fo:font-style="normal" officeooo:rsid="00899af2" officeooo:paragraph-rsid="00899af2" fo:background-color="transparent" style:font-style-asian="normal" style:font-style-complex="normal"/>
    </style:style>
    <style:style style:name="P13" style:family="paragraph" style:parent-style-name="Standard" style:list-style-name="L2">
      <style:paragraph-properties fo:text-align="justify" style:justify-single-word="false"/>
      <style:text-properties fo:language="en" fo:country="GB" fo:font-style="normal" fo:font-weight="bold" officeooo:rsid="0071e9a5" officeooo:paragraph-rsid="0071e9a5" fo:background-color="transparent"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language="en" fo:country="GB" fo:font-style="italic" officeooo:rsid="007ff5d7" officeooo:paragraph-rsid="007ff5d7" fo:background-color="transparent" style:font-style-asian="italic" style:font-style-complex="italic"/>
    </style:style>
    <style:style style:name="P15" style:family="paragraph" style:parent-style-name="Standard">
      <style:paragraph-properties fo:text-align="center" style:justify-single-word="false"/>
      <style:text-properties fo:color="#808080" style:font-name="Source Sans Pro" fo:font-size="10.5pt" fo:language="en" fo:country="GB" fo:font-style="normal" officeooo:rsid="007ff5d7" officeooo:paragraph-rsid="007ff5d7" fo:background-color="transparent" style:font-size-asian="10.5pt" style:font-style-asian="normal" style:font-size-complex="10.5pt" style:font-style-complex="normal"/>
    </style:style>
    <style:style style:name="T1" style:family="text">
      <style:text-properties fo:font-style="italic" officeooo:rsid="007e6ca9" style:font-style-asian="italic" style:font-style-complex="italic"/>
    </style:style>
    <style:style style:name="T2" style:family="text">
      <style:text-properties officeooo:rsid="00762cf3"/>
    </style:style>
    <style:style style:name="T3" style:family="text">
      <style:text-properties officeooo:rsid="007d1bae"/>
    </style:style>
    <style:style style:name="T4" style:family="text">
      <style:text-properties officeooo:rsid="007e6ca9"/>
    </style:style>
    <style:style style:name="T5" style:family="text">
      <style:text-properties officeooo:rsid="0082c8bc"/>
    </style:style>
    <style:style style:name="T6" style:family="text">
      <style:text-properties officeooo:rsid="00860119"/>
    </style:style>
    <style:style style:name="T7" style:family="text">
      <style:text-properties officeooo:rsid="00880213"/>
    </style:style>
    <style:style style:name="T8" style:family="text">
      <style:text-properties officeooo:rsid="008c6824"/>
    </style:style>
    <style:style style:name="T9" style:family="text">
      <style:text-properties officeooo:rsid="008e83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wadays, <text:span text:style-name="T3">with the abilities of advanced technologies, </text:span>the communications are internationals. <text:span text:style-name="T4">The </text:span><text:span text:style-name="T1">digital world </text:span><text:span text:style-name="T4">and internet permit to mankind to exchange a lot of various informations, at any time and with delays that are calculated in microseconds. It is now possible to gather people from different cultures on a same virtual world.</text:span></text:p>
      <text:p text:style-name="P3"><text:span text:style-name="T4">Facebook (social network), World of Warcraft (online game), Paypal (online bank) and a lot of platform have to communicate with various language around the world. Technologies permit to reduce the distance between people but, does it really work with language and culture differences?</text:span></text:p>
      <text:p text:style-name="P3"/>
      <text:p text:style-name="P3"/>
      <text:p text:style-name="P14">How to build a digital interface for different cultures?</text:p>
      <text:p text:style-name="P2"/>
      <text:p text:style-name="P2"/>
      <text:p text:style-name="P2"/>
      <text:list xml:id="list5064014345415071224" text:style-name="L2">
        <text:list-item>
          <text:p text:style-name="P13"><text:span text:style-name="T7">Translate to different</text:span> cultures?</text:p>
        </text:list-item>
      </text:list>
      <text:p text:style-name="P4"/>
      <text:p text:style-name="P8">If we consider different cultures, the question of the translation is the first to answer. <text:span text:style-name="T5">This is very important point that doesn’t just implies a “word-to-word” translation to be understood.</text:span></text:p>
      <text:p text:style-name="P8"/>
      <text:p text:style-name="P9">Every communication request to consider different elements that can not be reduce to the medi<text:span text:style-name="T8">um</text:span>. So, if you want to analyse it you have to have interest for the subject who send the information, the subject that receive it, the media and the message itself. This is the same for the music, <text:s/>electronic <text:span text:style-name="T9">components (with Bits) </text:span>and everything <text:span text:style-name="T9">else</text:span> that communicate. For example, with the same partition of music, two musicians play the piece differently. The people who listen to it can like or dislike it.</text:p>
      <text:p text:style-name="P12">Sometimes when you receive messages from foreigners, you can noticed that the text is strangely written. In most of case, it is not due to someone’s translate abilities but due to the automatic system that he used to translate. Communications are so complexes that we are able to guess which kind of entity translate the original message.</text:p>
      <text:p text:style-name="P8"/>
      <text:p text:style-name="P8"><text:span text:style-name="T5">Each culture has his own way to express things, to talk about subjects. They have unique history that build their opinion. From a group to another, habits and customes have variations and could be not understand by one them. If in France we get used to separate politic and religion, in a lot of countries there are linked or merged.</text:span></text:p>
      <text:p text:style-name="P10">So, it is important to keep in mind that we can not just translate words from a language to an other, but translate the meaning and the values. It can be interesting to avoid some informations or add some if it permit to express <text:span text:style-name="T6">better</text:span> the original <text:span text:style-name="T6">message with its </text:span>emotions, subject.</text:p>
      <text:p text:style-name="P11">If you ever communicated with a translator to someone with a very different cul<text:soft-page-break/>ture, you could noticed that before translate, he often asks you question about what you want to say. It permits him to have a better look to your subject and have the keys to share it efficiently.</text:p>
      <text:p text:style-name="P9"/>
      <text:p text:style-name="P4"/>
      <text:p text:style-name="P4"/>
      <text:list xml:id="list121261316926013" text:continue-numbering="true" text:style-name="L2">
        <text:list-item>
          <text:p text:style-name="P13">One ring to rule them all</text:p>
          <text:list>
            <text:list-item>
              <text:p text:style-name="P6">Robots <text:span text:style-name="T2">translate</text:span></text:p>
            </text:list-item>
            <text:list-item>
              <text:p text:style-name="P5">Two versions</text:p>
            </text:list-item>
            <text:list-item>
              <text:p text:style-name="P7">Icons</text:p>
            </text:list-item>
            <text:list-item>
              <text:p text:style-name="P7">Sounds</text:p>
            </text:list-item>
          </text:list>
        </text:list-item>
        <text:list-item>
          <text:p text:style-name="P13">The case of dedicated 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808080" style:font-name="Source Sans Pro" fo:font-size="10.5pt" fo:language="en" fo:country="GB" fo:font-style="normal" officeooo:rsid="007ff5d7" officeooo:paragraph-rsid="007ff5d7" fo:background-color="transparent" style:font-size-asian="10.5pt" style:font-style-asian="normal" style:font-size-complex="10.5pt" style:font-style-complex="normal"/>
    </style:style>
    <style:style style:name="MP2" style:family="paragraph" style:parent-style-name="Footer">
      <style:paragraph-properties fo:text-align="center" style:justify-single-word="false"/>
      <style:text-properties fo:color="#808080" style:font-name="Source Sans Pro" fo:font-size="10.5pt" fo:language="en" fo:country="GB"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w to build a digital interface for different cultures?</text:p>
      </style:header>
      <style:footer>
        <text:p text:style-name="MP2"><text:page-number text:select-page="current">2</text:page-number>/<text:page-count>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6-08T12:12:44.653000000</dc:date>
    <meta:editing-duration>PT13H22M10S</meta:editing-duration>
    <meta:editing-cycles>102</meta:editing-cycles>
    <meta:generator>LibreOffice/5.1.3.2$Windows_x86 LibreOffice_project/644e4637d1d8544fd9f56425bd6cec110e49301b</meta:generator>
    <meta:document-statistic meta:table-count="0" meta:image-count="0" meta:object-count="0" meta:page-count="2" meta:paragraph-count="18" meta:word-count="477" meta:character-count="2799" meta:non-whitespace-character-count="2346"/>
  </office:meta>
</office:document-meta>
</file>